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5.svm" manifest:media-type=""/>
  <manifest:file-entry manifest:full-path="Pictures/TablePreview1.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1000000000000049000000464E875921.png" manifest:media-type="image/png"/>
  <manifest:file-entry manifest:full-path="Pictures/TablePreview4.svm" manifest:media-type=""/>
  <manifest:file-entry manifest:full-path="Pictures/10000000000002EA0000018CDE3C598B.png" manifest:media-type="image/png"/>
  <manifest:file-entry manifest:full-path="Pictures/1000000000000070000000594F3C5430.jpg" manifest:media-type="image/jpeg"/>
  <manifest:file-entry manifest:full-path="Pictures/100002000000000A0000000ADFBE81A4.gif" manifest:media-type="image/gif"/>
  <manifest:file-entry manifest:full-path="Pictures/TablePreview2.svm" manifest:media-type=""/>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2000000000A0000000ADDA84F49.gif" manifest:media-type="image/gif"/>
  <manifest:file-entry manifest:full-path="Pictures/100000000000007F000000689CBDC6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63cm" fo:min-width="7.533cm"/>
    </style:style>
    <style:style style:name="gr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9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1"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6" style:family="graphic" style:parent-style-name="standard" style:list-style-name="L5">
      <style:graphic-properties draw:stroke="none" svg:stroke-color="#000000" draw:fill="none" draw:fill-color="#ffffff" draw:auto-grow-height="true" draw:auto-grow-width="false" fo:max-height="0cm" fo:min-height="4.573cm"/>
    </style:style>
    <style:style style:name="gr1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376cm" fo:min-width="6.261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textarea-horizontal-align="justify" draw:textarea-vertical-align="middle" draw:auto-grow-height="false" fo:min-height="0.136cm" fo:min-width="0.849cm"/>
    </style:style>
    <style:style style:name="gr183" style:family="graphic" style:parent-style-name="standard">
      <style:graphic-properties draw:textarea-horizontal-align="justify" draw:textarea-vertical-align="middle" draw:auto-grow-height="false" fo:min-height="1.184cm" fo:min-width="0.934cm"/>
    </style:style>
    <style:style style:name="gr1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graphic-properties draw:textarea-horizontal-align="justify" draw:textarea-vertical-align="middle" draw:auto-grow-height="false" fo:min-height="1.433cm" fo:min-width="6.29cm"/>
    </style:style>
    <style:style style:name="gr190" style:family="graphic" style:parent-style-name="standard">
      <style:graphic-properties draw:fill="none" draw:textarea-vertical-align="middle" draw:auto-grow-height="false" fo:min-height="0.667cm" fo:min-width="6.1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textarea-horizontal-align="justify" draw:textarea-vertical-align="middle" draw:auto-grow-height="false" fo:min-height="0.674cm" fo:min-width="0cm"/>
    </style:style>
    <style:style style:name="gr197" style:family="graphic" style:parent-style-name="standard">
      <style:graphic-properties draw:textarea-horizontal-align="justify" draw:textarea-vertical-align="middle" draw:auto-grow-height="false" fo:min-height="0.658cm" fo:min-width="1.599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none" draw:textarea-vertical-align="middle" draw:auto-grow-height="false" fo:min-height="0.444cm" fo:min-width="0.308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0.689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1.77cm"/>
    </style:style>
    <style:style style:name="gr216" style:family="graphic" style:parent-style-name="standard">
      <style:graphic-properties draw:textarea-vertical-align="middle"/>
    </style:style>
    <style:style style:name="gr2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graphic-properties draw:fill="solid" draw:fill-color="#729fcf" draw:textarea-horizontal-align="justify" draw:textarea-vertical-align="middle" draw:auto-grow-height="false" fo:min-height="0cm" fo:min-width="1.761cm"/>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graphic-properties draw:fill="none" draw:textarea-vertical-align="middle" draw:auto-grow-height="false" fo:min-height="0.444cm" fo:min-width="2.613cm"/>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graphic-properties draw:fill="solid" draw:fill-color="#729fcf" draw:textarea-horizontal-align="justify" draw:textarea-vertical-align="middle" draw:auto-grow-height="false" fo:min-height="0cm" fo:min-width="2.105cm"/>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50"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3"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5"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3.19cm" style:use-optimal-column-width="false"/>
    </style:style>
    <style:style style:name="co2" style:family="table-column">
      <style:table-column-properties style:column-width="1.393cm" style:use-optimal-column-width="false"/>
    </style:style>
    <style:style style:name="co3" style:family="table-column">
      <style:table-column-properties style:column-width="1.398cm" style:use-optimal-column-width="false"/>
    </style:style>
    <style:style style:name="co4" style:family="table-column">
      <style:table-column-properties style:column-width="1.569cm" style:use-optimal-column-width="false"/>
    </style:style>
    <style:style style:name="co5" style:family="table-column">
      <style:table-column-properties style:column-width="1.379cm" style:use-optimal-column-width="false"/>
    </style:style>
    <style:style style:name="co6" style:family="table-column">
      <style:table-column-properties style:column-width="1.493cm" style:use-optimal-column-width="false"/>
    </style:style>
    <style:style style:name="co7" style:family="table-column">
      <style:table-column-properties style:column-width="1.737cm" style:use-optimal-column-width="false"/>
    </style:style>
    <style:style style:name="co8" style:family="table-column">
      <style:table-column-properties style:column-width="2.287cm" style:use-optimal-column-width="false"/>
    </style:style>
    <style:style style:name="co9" style:family="table-column">
      <style:table-column-properties style:column-width="1.975cm" style:use-optimal-column-width="false"/>
    </style:style>
    <style:style style:name="co10" style:family="table-column">
      <style:table-column-properties style:column-width="7.156cm" style:use-optimal-column-width="false"/>
    </style:style>
    <style:style style:name="co11" style:family="table-column">
      <style:table-column-properties style:column-width="5.741cm" style:use-optimal-column-width="false"/>
    </style:style>
    <style:style style:name="co12" style:family="table-column">
      <style:table-column-properties style:column-width="4.723cm" style:use-optimal-column-width="false"/>
    </style:style>
    <style:style style:name="co13" style:family="table-column">
      <style:table-column-properties style:column-width="2.888cm" style:use-optimal-column-width="false"/>
    </style:style>
    <style:style style:name="co14" style:family="table-column">
      <style:table-column-properties style:column-width="2.058cm" style:use-optimal-column-width="false"/>
    </style:style>
    <style:style style:name="ro1" style:family="table-row">
      <style:table-row-properties style:row-height="0.991cm"/>
    </style:style>
    <style:style style:name="ro2" style:family="table-row">
      <style:table-row-properties style:row-height="1.21cm"/>
    </style:style>
    <style:style style:name="ro3" style:family="table-row">
      <style:table-row-properties style:row-height="0.597cm"/>
    </style:style>
    <style:style style:name="ro4" style:family="table-row">
      <style:table-row-properties style:row-height="0.6cm"/>
    </style:style>
    <style:style style:name="ro5" style:family="table-row">
      <style:table-row-properties style:row-height="0.583cm"/>
    </style:style>
    <style:style style:name="ro6" style:family="table-row">
      <style:table-row-properties style:row-height="1.023cm"/>
    </style:style>
    <style:style style:name="ce1" style:family="table-cell">
      <style:graphic-properties style:repeat="repeat"/>
      <style:paragraph-properties fo:text-align="center"/>
      <style:text-properties fo:font-size="8pt" style:font-size-asian="8pt" style:font-size-complex="8pt"/>
    </style:style>
    <style:style style:name="ce2"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P32" style:family="paragraph">
      <style:paragraph-properties fo:margin-left="0cm" fo:margin-right="0cm" fo:line-height="100%" fo:text-align="center" fo:text-indent="0cm" style:punctuation-wrap="hanging" style:line-break="strict"/>
      <style:text-properties fo:font-size="18pt"/>
    </style:style>
    <style:style style:name="P33" style:family="paragraph">
      <style:paragraph-properties fo:margin-left="0cm" fo:margin-right="0cm" fo:margin-top="0.282cm" fo:margin-bottom="0cm" fo:line-height="100%" fo:text-indent="0cm" style:punctuation-wrap="hanging" style:line-break="strict"/>
      <style:text-properties fo:font-size="18pt"/>
    </style:style>
    <style:style style:name="P34"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5"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6" style:family="paragraph">
      <style:paragraph-properties fo:text-align="center"/>
      <style:text-properties fo:font-size="8pt" style:font-size-asian="8pt" style:font-size-complex="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size="8pt" style:font-size-asian="8pt" style:font-size-complex="8pt"/>
    </style:style>
    <style:style style:name="T36"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75cm">
          <draw:image xlink:href="Pictures/1000020100000229000000FEEA680544.png" xlink:type="simple" xlink:show="embed" xlink:actuate="onLoad">
            <text:p/>
          </draw:image>
        </draw:fram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5cm">
          <draw:image xlink:href="Pictures/1000020100000229000000FE96145B61.png" xlink:type="simple" xlink:show="embed" xlink:actuate="onLoad">
            <text:p/>
          </draw:image>
        </draw:fram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7.529cm" svg:height="12.344cm" svg:x="5.08cm" svg:y="5.08cm">
          <draw:image xlink:href="Pictures/10000000000001F10000015ED0A9B27F.png" xlink:type="simple" xlink:show="embed" xlink:actuate="onLoad">
            <text:p/>
          </draw:image>
        </draw:frame>
        <draw:frame draw:style-name="gr28" draw:layer="layout" svg:width="8.033cm" svg:height="1.013cm" svg:x="2.794cm" svg:y="3.81cm">
          <draw:text-box>
            <text:p>DFS of 8-Puzzle with d = 5</text:p>
          </draw:text-box>
        </draw:fram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2"/></text:span><text:span text:style-name="T10"><text:s/></text:span><text:span text:style-name="T10">Heuristic informed Search</text:span></text:p>
            </text:list-item>
          </text:list>
          <text:p><text:span text:style-name="T8"/></text:p>
          <text:list text:style-name="L6">
            <text:list-item>
              <text:list>
                <text:list-item>
                  <text:p><text:span text:style-name="T8">Generate Heuristic Search Tree</text:span></text:p>
                </text:list-item>
              </text:list>
            </text:list-item>
          </text:list>
          <text:list text:style-name="L7">
            <text:list-item>
              <text:list>
                <text:list-item>
                  <text:list>
                    <text:list-item>
                      <text:p><text:span text:style-name="T8">Each node represents a state</text:span></text:p>
                    </text:list-item>
                    <text:list-item>
                      <text:p><text:span text:style-name="T8">Each of its edges represents an action</text:span></text:p>
                    </text:list-item>
                    <text:list-item>
                      <text:p><text:span text:style-name="T8">Nodes are expanded depending of their cost functions </text:span><text:span text:style-name="T11">f</text:span></text:p>
                    </text:list-item>
                  </text:list>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6"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11"/></text:p>
          <text:list text:continue-numbering="true" text:style-name="L6">
            <text:list-item>
              <text:list>
                <text:list-item>
                  <text:p><text:span text:style-name="T11"><text:s/></text:span><text:span text:style-name="T11">h</text:span><text:span text:style-name="T12">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6">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6"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1"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3"/></text:span><text:span text:style-name="T8">We want 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5"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6" draw:text-style-name="P19" draw:layer="layout" svg:width="22.86cm" svg:height="13.693cm" svg:x="1.27cm" svg:y="3.232cm">
          <text:list text:style-name="L1">
            <text:list-header>
              <text:p text:style-name="P18"><text:span text:style-name="T13"/></text:p>
            </text:list-header>
            <text:list-item>
              <text:p text:style-name="P18"><text:span text:style-name="T13"/></text:p>
            </text:list-item>
          </text:list>
          <text:list text:style-name="L5">
            <text:list-item>
              <text:p text:style-name="P18"><text:span text:style-name="T13"><text:s text:c="2"/></text:span><text:span text:style-name="T13">Heuristics search algorithms takes too much time to problem-solving.</text:span></text:p>
            </text:list-item>
          </text:list>
          <text:list text:style-name="L1">
            <text:list-header>
              <text:p text:style-name="P18"><text:span text:style-name="T13"/></text:p>
            </text:list-header>
          </text:list>
          <text:list text:style-name="L5">
            <text:list-item>
              <text:p text:style-name="P18"><text:span text:style-name="T14"><text:s text:c="2"/></text:span><text:span text:style-name="T14">Using appropiate heuristic often means substantial reduction in the time need to solve hard problems.</text:span></text:p>
              <text:p text:style-name="P18"><text:span text:style-name="T14"/></text:p>
            </text:list-item>
            <text:list-item>
              <text:p text:style-name="P18"><text:span text:style-name="T15"><text:s text:c="2"/></text:span><text:span text:style-name="T14">Obtain the most promising heuristics from a large set of heuristics.</text:span></text:p>
            </text:list-item>
          </text:list>
          <text:list text:style-name="L1">
            <text:list-item>
              <text:p text:style-name="P18"><text:span text:style-name="T14"/></text:p>
            </text:list-item>
          </text:list>
          <text:list text:style-name="L6">
            <text:list-item>
              <text:list>
                <text:list-item>
                  <text:p text:style-name="P18"><text:span text:style-name="T14"><text:s text:c="3"/></text:span><text:span text:style-name="T14">Unfortunately, even the simple kind of this problem is NP-hard, for many classes of submodular functions, such as: </text:span></text:p>
                </text:list-item>
              </text:list>
            </text:list-item>
          </text:list>
          <text:list text:style-name="L8">
            <text:list-item>
              <text:list>
                <text:list-item>
                  <text:list>
                    <text:list-item>
                      <text:p text:style-name="P18"><text:span text:style-name="T14"><text:s text:c="3"/></text:span><text:span text:style-name="T14">Weighted coverage (Feige, 1998)</text:span></text:p>
                    </text:list-item>
                    <text:list-item>
                      <text:p text:style-name="P18"><text:span text:style-name="T14"><text:s text:c="3"/></text:span><text:span text:style-name="T14">Mutual information (Krause and Guestrin, 2005)</text:span></text:p>
                    </text:list-item>
                  </text:list>
                </text:list-item>
              </text:list>
            </text:list-item>
          </text:list>
          <text:list text:style-name="L1">
            <text:list-header>
              <text:p text:style-name="P18"><text:span text:style-name="T16"/></text:p>
              <text:p text:style-name="P18"><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7"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9"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0"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1" draw:text-style-name="P19" draw:layer="layout" svg:width="22.86cm" svg:height="13.693cm" svg:x="1.27cm" svg:y="3.232cm">
          <text:list text:style-name="L1">
            <text:list-header>
              <text:p text:style-name="P18"><text:span text:style-name="T13">We assume: </text:span></text:p>
            </text:list-header>
            <text:list-item>
              <text:p text:style-name="P18"><text:span text:style-name="T13"/></text:p>
            </text:list-item>
          </text:list>
          <text:list text:style-name="L5">
            <text:list-item>
              <text:p text:style-name="P18"><text:span text:style-name="T13"><text:s text:c="2"/></text:span><text:span text:style-name="T13">The most promising heuristics from a large set of heuristics.</text:span></text:p>
            </text:list-item>
          </text:list>
          <text:list text:style-name="L6">
            <text:list-item>
              <text:list>
                <text:list-item>
                  <text:p text:style-name="P18"><text:span text:style-name="T13">Might generate smaller size of the search tree.</text:span></text:p>
                </text:list-item>
                <text:list-item>
                  <text:p text:style-name="P18"><text:span text:style-name="T13">Reduce the running time.</text:span></text:p>
                </text:list-item>
              </text:list>
            </text:list-item>
          </text:list>
          <text:list text:style-name="L1">
            <text:list-item>
              <text:list>
                <text:list-header>
                  <text:p text:style-name="P18"><text:span text:style-name="T13"/></text:p>
                </text:list-header>
              </text:list>
            </text:list-item>
          </text:list>
          <text:list text:style-name="L5">
            <text:list-item>
              <text:p text:style-name="P18"><text:span text:style-name="T13"><text:s text:c="2"/></text:span><text:span text:style-name="T13">Using an efficient algorithm we want to guaranteed a good selection.</text:span></text:p>
            </text:list-item>
          </text:list>
          <text:list text:style-name="L1">
            <text:list-item>
              <text:p text:style-name="P18"><text:span text:style-name="T13"/></text:p>
            </text:list-item>
          </text:list>
          <text:list text:style-name="L5">
            <text:list-item>
              <text:p text:style-name="P18"><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18"><text:span text:style-name="T17"><text:s/></text:span></text:p>
              <text:p text:style-name="P18"><text:span text:style-name="T16"/></text:p>
              <text:p text:style-name="P18"><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4"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5"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6"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0"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1" draw:text-style-name="P15" draw:layer="layout" svg:width="22.86cm" svg:height="13.693cm" svg:x="1.27cm" svg:y="3.232cm">
          <text:list text:style-name="L1">
            <text:list-item>
              <text:p text:style-name="P18"><text:span text:style-name="T13"/></text:p>
            </text:list-item>
          </text:list>
          <text:list text:style-name="L5">
            <text:list-item>
              <text:p text:style-name="P18"><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3"/></text:p>
            </text:list-item>
          </text:list>
          <text:list text:style-name="L5">
            <text:list-item>
              <text:p text:style-name="P18"><text:span text:style-name="T13"><text:s text:c="2"/></text:span><text:span text:style-name="T13">The cardinality of the subsets (</text:span><text:span text:style-name="T18">N</text:span><text:span text:style-name="T13">) of heuristics found.</text:span></text:p>
              <text:p text:style-name="P18"><text:span text:style-name="T19"/></text:p>
            </text:list-item>
            <text:list-item>
              <text:p text:style-name="P18"><text:span text:style-name="T19"><text:s text:c="3"/></text:span><text:span text:style-name="T19">Specific Objectives</text:span></text:p>
            </text:list-item>
          </text:list>
          <text:list text:style-name="L6">
            <text:list-header>
              <text:p text:style-name="P18"><text:span text:style-name="T19"/></text:p>
              <text:list>
                <text:list-item>
                  <text:p text:style-name="P18"><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18"><text:span text:style-name="T13"><text:s text:c="2"/></text:span></text:p>
            </text:list-item>
          </text:list>
          <text:list text:style-name="L6">
            <text:list-item>
              <text:list>
                <text:list-item>
                  <text:p text:style-name="P18"><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6" draw:text-style-name="P15" draw:layer="layout" svg:width="22.86cm" svg:height="13.693cm" svg:x="1.27cm" svg:y="3.232cm">
          <text:list text:style-name="L5">
            <text:list-header>
              <text:p text:style-name="P18"><text:span text:style-name="T19"/></text:p>
            </text:list-header>
            <text:list-item>
              <text:p text:style-name="P18"><text:span text:style-name="T19"><text:s text:c="2"/></text:span><text:span text:style-name="T19">Planning:</text:span></text:p>
            </text:list-item>
          </text:list>
          <text:list text:style-name="L6">
            <text:list-item>
              <text:list>
                <text:list-item>
                  <text:p text:style-name="P18"><text:span text:style-name="T13">It's a sequence of </text:span><text:span text:style-name="T19">actions</text:span><text:span text:style-name="T13"> to accomplish the goal. </text:span></text:p>
                </text:list-item>
                <text:list-item>
                  <text:p text:style-name="P18"><text:span text:style-name="T13">The core problem of AI is to reason about actions.</text:span></text:p>
                </text:list-item>
              </text:list>
            </text:list-item>
          </text:list>
          <text:list text:style-name="L1">
            <text:list-item>
              <text:p text:style-name="P18"><text:span text:style-name="T19"/></text:p>
            </text:list-item>
          </text:list>
          <text:list text:style-name="L5">
            <text:list-item>
              <text:p text:style-name="P18"><text:span text:style-name="T19"><text:s text:c="3"/></text:span><text:span text:style-name="T19">Domain Knowledge:</text:span></text:p>
            </text:list-item>
          </text:list>
          <text:list text:style-name="L6">
            <text:list-item>
              <text:list>
                <text:list-item>
                  <text:p text:style-name="P18"><text:span text:style-name="T20">It's a knowledge about the environment in which the system operates (Planning System, Planner).</text:span></text:p>
                </text:list-item>
                <text:list-item>
                  <text:p text:style-name="P18"><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20"/></text:p>
                  <text:p text:style-name="P18"><text:span text:style-name="T20"/></text:p>
                </text:list-header>
              </text:list>
            </text:list-item>
            <text:list-item>
              <text:p text:style-name="P18"><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1" draw:text-style-name="P15" draw:layer="layout" svg:width="22.86cm" svg:height="13.693cm" svg:x="1.27cm" svg:y="3.232cm">
          <text:list text:style-name="L5">
            <text:list-header>
              <text:p text:style-name="P18"><text:span text:style-name="T19"/></text:p>
            </text:list-header>
            <text:list-item>
              <text:p text:style-name="P18"><text:span text:style-name="T19"><text:s text:c="3"/></text:span><text:span text:style-name="T19">Fast Downward</text:span></text:p>
            </text:list-item>
          </text:list>
          <text:list text:style-name="L6">
            <text:list-item>
              <text:list>
                <text:list-item>
                  <text:p text:style-name="P18"><text:span text:style-name="T20">Heuristic Search progression planner</text:span></text:p>
                </text:list-item>
              </text:list>
            </text:list-item>
          </text:list>
          <text:list text:style-name="L7">
            <text:list-item>
              <text:list>
                <text:list-item>
                  <text:list>
                    <text:list-item>
                      <text:p text:style-name="P18"><text:span text:style-name="T20">Translate → Preprocessing → Search</text:span></text:p>
                    </text:list-item>
                  </text:list>
                </text:list-item>
              </text:list>
            </text:list-item>
          </text:list>
          <text:list text:style-name="L6">
            <text:list-item>
              <text:list>
                <text:list-item>
                  <text:p text:style-name="P18"><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7">
            <text:list-item>
              <text:list>
                <text:list-item>
                  <text:list>
                    <text:list-item>
                      <text:p text:style-name="P18"><text:span text:style-name="T21">V</text:span><text:span text:style-name="T20">: State variables</text:span></text:p>
                    </text:list-item>
                    <text:list-item>
                      <text:p text:style-name="P18"><text:span text:style-name="T21">S</text:span><text:span text:style-name="T22">0</text:span><text:span text:style-name="T20">: Initial State</text:span></text:p>
                    </text:list-item>
                    <text:list-item>
                      <text:p text:style-name="P18"><text:span text:style-name="T21">S</text:span><text:span text:style-name="T22">*</text:span><text:span text:style-name="T20">: Goal State</text:span></text:p>
                    </text:list-item>
                    <text:list-item>
                      <text:p text:style-name="P18"><text:span text:style-name="T21">A</text:span><text:span text:style-name="T20">: actions (operators)</text:span></text:p>
                    </text:list-item>
                  </text:list>
                </text:list-item>
              </text:list>
            </text:list-item>
          </text:list>
          <text:list text:style-name="L6">
            <text:list-item>
              <text:list>
                <text:list-item>
                  <text:p text:style-name="P18"><text:span text:style-name="T20">Implement search algorithms and many heuristics</text:span></text:p>
                </text:list-item>
              </text:list>
            </text:list-item>
          </text:list>
          <text:list text:style-name="L7">
            <text:list-item>
              <text:list>
                <text:list-item>
                  <text:list>
                    <text:list-item>
                      <text:p text:style-name="P18"><text:span text:style-name="T20">LM-Cut</text:span></text:p>
                    </text:list-item>
                    <text:list-item>
                      <text:p text:style-name="P18"><text:span text:style-name="T20">Ipdb</text:span></text:p>
                    </text:list-item>
                    <text:list-item>
                      <text:p text:style-name="P18"><text:span text:style-name="T20">PDBs</text:span></text:p>
                    </text:list-item>
                    <text:list-item>
                      <text:p text:style-name="P18"><text:span text:style-name="T20">M&amp;S</text:span></text:p>
                    </text:list-item>
                  </text:list>
                </text:list-item>
              </text:list>
            </text:list-item>
          </text:list>
          <text:list text:style-name="L6">
            <text:list-item>
              <text:list>
                <text:list-header>
                  <text:p text:style-name="P18"><text:span text:style-name="T20"/></text:p>
                </text:list-header>
              </text:list>
            </text:list-item>
          </text:list>
          <text:list text:style-name="L5">
            <text:list-header>
              <text:p text:style-name="P18"><text:span text:style-name="T20"/></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6"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1"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4" draw:text-style-name="P5" draw:layer="layout" svg:x1="3.622cm" svg:y1="7.356cm" svg:x2="6.14cm" svg:y2="7.356cm">
            <text:p/>
          </draw:line>
          <draw:line draw:style-name="gr94" draw:text-style-name="P5" draw:layer="layout" svg:x1="6.154cm" svg:y1="7.356cm" svg:x2="8.672cm" svg:y2="7.356cm">
            <text:p/>
          </draw:line>
          <draw:line draw:style-name="gr94" draw:text-style-name="P5" draw:layer="layout" svg:x1="8.689cm" svg:y1="7.356cm" svg:x2="11.207cm" svg:y2="7.356cm">
            <text:p/>
          </draw:line>
          <draw:line draw:style-name="gr95" draw:text-style-name="P5" draw:layer="layout" svg:x1="11.216cm" svg:y1="7.356cm" svg:x2="13.734cm" svg:y2="7.356cm">
            <text:p/>
          </draw:line>
          <draw:line draw:style-name="gr96" draw:text-style-name="P5" draw:layer="layout" svg:x1="13.747cm" svg:y1="7.356cm" svg:x2="16.27cm" svg:y2="7.356cm">
            <text:p/>
          </draw:line>
          <draw:line draw:style-name="gr97" draw:text-style-name="P5" draw:layer="layout" svg:x1="16.287cm" svg:y1="7.356cm" svg:x2="18.801cm" svg:y2="7.356cm">
            <text:p/>
          </draw:line>
          <draw:custom-shape draw:style-name="gr98" draw:text-style-name="P22" draw:layer="layout" svg:width="1.257cm" svg:height="1.098cm" svg:x="3.349cm" svg:y="6.382cm">
            <text:list text:style-name="L9">
              <text:list-header>
                <text:p text:style-name="P21"><text:span text:style-name="T23">I</text:span></text:p>
              </text:list-header>
            </text:list>
            <draw:enhanced-geometry svg:viewBox="0 0 21600 21600" draw:type="mso-spt202" draw:enhanced-path="M 0 0 L 21600 0 21600 21600 0 21600 0 0 Z N"/>
          </draw:custom-shape>
          <draw:custom-shape draw:style-name="gr99" draw:text-style-name="P22" draw:layer="layout" svg:width="2.518cm" svg:height="1.098cm" svg:x="18.311cm" svg:y="6.421cm">
            <text:list text:style-name="L9">
              <text:list-header>
                <text:p text:style-name="P21"><text:span text:style-name="T23">G</text:span></text:p>
              </text:list-header>
            </text:list>
            <draw:enhanced-geometry svg:viewBox="0 0 21600 21600" draw:type="mso-spt202" draw:enhanced-path="M 0 0 L 21600 0 21600 21600 0 21600 0 0 Z N"/>
          </draw:custom-shape>
          <draw:custom-shape draw:style-name="gr100"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22" draw:layer="layout" svg:width="15.667cm" svg:height="1.098cm" svg:x="5.669cm" svg:y="9.57cm">
            <text:list text:style-name="L9">
              <text:list-header>
                <text:p text:style-name="P21"><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2"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4" draw:text-style-name="P24" draw:layer="layout" svg:width="3.841cm" svg:height="1.098cm" svg:x="13.218cm" svg:y="4.018cm">
            <text:list text:style-name="L9">
              <text:list-header>
                <text:p text:style-name="P23"><text:span text:style-name="T24">h(n)=2</text:span></text:p>
              </text:list-header>
            </text:list>
            <draw:enhanced-geometry svg:viewBox="0 0 21600 21600" draw:type="mso-spt202" draw:enhanced-path="M 0 0 L 21600 0 21600 21600 0 21600 0 0 Z N"/>
          </draw:custom-shape>
          <draw:custom-shape draw:style-name="gr105" draw:text-style-name="P24" draw:layer="layout" svg:width="2.518cm" svg:height="1.098cm" svg:x="10.819cm" svg:y="6.355cm">
            <text:list text:style-name="L9">
              <text:list-header>
                <text:p text:style-name="P23"><text:span text:style-name="T24">n</text:span></text:p>
              </text:list-header>
            </text:list>
            <draw:enhanced-geometry svg:viewBox="0 0 21600 21600" draw:type="mso-spt202" draw:enhanced-path="M 0 0 L 21600 0 21600 21600 0 21600 0 0 Z N"/>
          </draw:custom-shape>
        </draw:g>
        <draw:frame draw:style-name="gr106"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9"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6">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6">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2"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3"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4"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10"><text:s text:c="3"/></text:span><text:span text:style-name="T10">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11">S ⊆ V</text:span><text:span text:style-name="T8"> a value </text:span><text:span text:style-name="T11">f(S)</text:span><text:span text:style-name="T8"> is the utility function.</text:span></text:p>
                </text:list-item>
                <text:list-item>
                  <text:p text:style-name="P18"><text:span text:style-name="T11">V</text:span><text:span text:style-name="T8"> is a finite set that refer to the locations where sensors can be placed.</text:span></text:p>
                </text:list-item>
                <text:list-item>
                  <text:p text:style-name="P18"><text:span text:style-name="T11">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7"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list text:style-name="L5">
            <text:list-item>
              <text:p text:style-name="P18"><text:span text:style-name="T10"><text:s text:c="3"/></text:span><text:span text:style-name="T10">Submodular function properties:</text:span></text:p>
            </text:list-item>
          </text:list>
          <text:list text:style-name="L6">
            <text:list-header>
              <text:p text:style-name="P18"><text:span text:style-name="T10"/></text:p>
            </text:list-header>
            <text:list-item>
              <text:p text:style-name="P18"><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18"><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18"><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18"><text:span text:style-name="T8"/></text:p>
            </text:list-item>
          </text:list>
          <text:list text:style-name="L6">
            <text:list-item>
              <text:p text:style-name="P18"><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18"><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18"><text:span text:style-name="T8"/></text:p>
            </text:list-item>
          </text:list>
          <text:list text:style-name="L6">
            <text:list-item>
              <text:p text:style-name="P18"><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6">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7">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7">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6">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5"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26"><text:span text:style-name="T8"/></text:p>
          <text:p text:style-name="P26"><text:span text:style-name="T8"/></text:p>
          <text:p text:style-name="P26"><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26"><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18"><text:span text:style-name="T8"><text:s text:c="56"/></text:span><text:span text:style-name="T10">Subject to</text:span><text:span text:style-name="T8"> <text:s text:c="4"/>|ζ'| = </text:span><text:span text:style-name="T11">N</text:span></text:p>
          <text:p text:style-name="P18"><text:span text:style-name="T11"/></text:p>
          <text:list text:continue-numbering="true" text:style-name="L6">
            <text:list-item>
              <text:p text:style-name="P18"><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5"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5"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7">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7">
            <text:list-item>
              <text:list>
                <text:list-item>
                  <text:list>
                    <text:list-item>
                      <text:p text:style-name="P26"><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3.462cm" svg:height="12.954cm" svg:x="6.096cm" svg:y="4.318cm">
          <draw:image xlink:href="Pictures/10000000000001E5000001F2D03E62FC.png" xlink:type="simple" xlink:show="embed" xlink:actuate="onLoad">
            <text:p/>
          </draw:image>
        </draw:frame>
        <draw:frame draw:style-name="gr155" draw:text-style-name="P27"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5" draw:layer="layout" svg:width="22.86cm" svg:height="13.693cm" svg:x="1.27cm" svg:y="3.232cm">
          <text:p text:style-name="P26"><text:span text:style-name="T10">Algorithm 2 </text:span><text:span text:style-name="T8">SS, a single probe</text:span></text:p>
          <text:p text:style-name="P26"><text:span text:style-name="T8">Input: root </text:span><text:span text:style-name="T11">n*</text:span><text:span text:style-name="T8"> of a tree and a type system </text:span><text:span text:style-name="T11">T</text:span></text:p>
          <text:p text:style-name="P26"><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26"><text:span text:style-name="T8">1:</text:span><text:span text:style-name="T8"><text:tab/></text:span><text:span text:style-name="T8">A[0] ← {(</text:span><text:span text:style-name="T11">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10">while stopping condition</text:span><text:span text:style-name="T8"> is false </text:span><text:span text:style-name="T10">do</text:span></text:p>
          <text:p text:style-name="P26"><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26"><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10">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26"><text:span text:style-name="T8">13:</text:span><text:span text:style-name="T8"><text:tab/></text:span><text:span text:style-name="T8"><text:tab/></text:span><text:span text:style-name="T11">i</text:span><text:span text:style-name="T8"> ← </text:span><text:span text:style-name="T11">i</text:span><text:span text:style-name="T8"> + 1</text:span></text:p>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10"><text:s text:c="3"/></text:span><text:span text:style-name="T10">Culprit Counter</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11">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7">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 draw:id="id1"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2" draw:id="id2"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3" draw:id="id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4" draw:id="id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3" draw:start-glue-point="6" draw:end-shape="id4" draw:end-glue-point="4" svg:d="M18784 11040v285h-2524v-12h-4102v501" svg:viewBox="0 0 6627 775">
          <text:p/>
        </draw:connector>
        <draw:custom-shape draw:style-name="gr22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5" draw:id="id5"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6" draw:id="id6"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7" draw:id="id7"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5" draw:start-glue-point="6" draw:end-shape="id6" draw:end-glue-point="4" svg:d="M18784 11040v285h-2524v-12h-4102v501" svg:viewBox="0 0 6627 775">
          <text:p/>
        </draw:connector>
        <draw:custom-shape draw:style-name="gr228" draw:text-style-name="P30" xml:id="id8" draw:id="id8"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9" draw:id="id9"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0" draw:id="id10"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1" draw:id="id11"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9" draw:start-glue-point="6" draw:end-shape="id10" draw:end-glue-point="4" svg:d="M18784 11040v285h-2524v-12h-4102v501" svg:viewBox="0 0 6627 775">
          <text:p/>
        </draw:connector>
        <draw:custom-shape draw:style-name="gr228" draw:text-style-name="P30" xml:id="id12" draw:id="id12"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1" draw:start-glue-point="6" draw:end-shape="id12" draw:end-glue-point="4" svg:d="M20561 12587v600h-8402v599" svg:viewBox="0 0 8403 1200">
          <text:p/>
        </draw:connector>
        <draw:custom-shape draw:style-name="gr23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3" draw:id="id1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4" draw:id="id1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5" draw:id="id15"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3" draw:start-glue-point="6" draw:end-shape="id14" draw:end-glue-point="4" svg:d="M18784 11040v285h-2524v-12h-4102v501" svg:viewBox="0 0 6627 775">
          <text:p/>
        </draw:connector>
        <draw:custom-shape draw:style-name="gr228" draw:text-style-name="P30" xml:id="id16" draw:id="id16"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5" draw:start-glue-point="6" draw:end-shape="id16" draw:end-glue-point="4" svg:d="M20561 12587v600h-8402v599" svg:viewBox="0 0 8403 1200">
          <text:p/>
        </draw:connector>
        <draw:frame draw:style-name="gr240" draw:text-style-name="P31" draw:layer="layout" svg:width="9.157cm" svg:height="1.775cm" svg:x="13.35cm" svg:y="14.977cm">
          <draw:text-box>
            <text:p><text:span text:style-name="T9">Return <text:s/></text:span></text:p>
          </draw:text-box>
        </draw:frame>
        <draw:custom-shape draw:style-name="gr228" draw:text-style-name="P30" draw:layer="layout" svg:width="3.189cm" svg:height="0.77cm" svg:x="16.074cm" svg:y="15.088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6">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7" draw:text-style-name="P14" draw:layer="Layout" svg:width="22.86cm" svg:height="3.175cm" svg:x="1.27cm" svg:y="0.763cm">
          <text:list text:style-name="L1">
            <text:list-header>
              <text:p text:style-name="P32"><text:span text:style-name="T5">Experiment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list text:style-name="L6">
            <text:list-item>
              <text:p text:style-name="P31"><text:span text:style-name="T8"><text:s text:c="3"/></text:span><text:span text:style-name="T8">IDA* vs SS</text:span></text:p>
              <text:p text:style-name="P31"><text:span text:style-name="T8"><text:s text:c="2"/></text:span></text:p>
            </text:list-item>
          </text:list>
          <text:p text:style-name="P31"><text:span text:style-name="T8"/></text:p>
          <text:list text:style-name="L1">
            <text:list-item>
              <text:p text:style-name="P33"><text:span text:style-name="T8"/></text:p>
            </text:list-item>
            <text:list-item>
              <text:p text:style-name="P33"><text:span text:style-name="T8"/></text:p>
            </text:list-item>
          </text:list>
          <draw:enhanced-geometry svg:viewBox="0 0 21600 21600" draw:type="mso-spt202" draw:enhanced-path="M 0 0 L 21600 0 21600 21600 0 21600 0 0 Z N"/>
        </draw:custom-shape>
        <draw:custom-shape draw:style-name="gr249"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0" draw:text-style-name="P16" draw:layer="Layout" svg:width="17.066cm" svg:height="1.445cm" svg:x="5.697cm" svg:y="17.524cm">
          <text:list text:style-name="L1">
            <text:list-header>
              <text:p text:style-name="P34"><text:span text:style-name="T7">Universidade Federal de Viçosa</text:span></text:p>
              <text:p text:style-name="P34"><text:span text:style-name="T7">Departamento de Informática</text:span></text:p>
            </text:list-header>
          </text:list>
          <draw:enhanced-geometry svg:viewBox="0 0 21600 21600" draw:type="mso-spt202" draw:enhanced-path="M 0 0 L 21600 0 21600 21600 0 21600 0 0 Z N"/>
        </draw:custom-shape>
        <draw:custom-shape draw:style-name="gr251" draw:text-style-name="P9" draw:layer="Layout" svg:width="19.05cm" svg:height="0.853cm" draw:transform="rotate (1.5707963267949) translate (0.04cm 19.05cm)">
          <text:list text:style-name="L3">
            <text:list-header>
              <text:p text:style-name="P35"><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3.368cm" svg:height="12.696cm" svg:x="1.778cm" svg:y="4.44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7"/>
            <table:table-column table:style-name="co7"/>
            <table:table-column table:style-name="co7"/>
            <table:table-column table:style-name="co7"/>
            <table:table-column table:style-name="co8"/>
            <table:table-column table:style-name="co9"/>
            <table:table-row table:style-name="ro1" table:default-cell-style-name="ce1">
              <table:table-cell/>
              <table:table-cell table:number-columns-spanned="12">
                <text:p text:style-name="P36">hmax</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ro1" table:default-cell-style-name="ce1">
              <table:table-cell/>
              <table:table-cell table:number-columns-spanned="2">
                <text:p text:style-name="P36">1</text:p>
              </table:table-cell>
              <table:covered-table-cell/>
              <table:table-cell table:number-columns-spanned="2">
                <text:p text:style-name="P36">10</text:p>
              </table:table-cell>
              <table:covered-table-cell/>
              <table:table-cell table:number-columns-spanned="2">
                <text:p text:style-name="P36">100</text:p>
              </table:table-cell>
              <table:covered-table-cell/>
              <table:table-cell table:number-columns-spanned="2">
                <text:p text:style-name="P36">1000</text:p>
              </table:table-cell>
              <table:covered-table-cell/>
              <table:table-cell table:number-columns-spanned="2">
                <text:p text:style-name="P36">5000</text:p>
              </table:table-cell>
              <table:covered-table-cell/>
              <table:table-cell table:number-columns-spanned="2"/>
              <table:covered-table-cell/>
            </table:table-row>
            <table:table-row table:style-name="ro2" table:default-cell-style-name="ce1">
              <table:table-cell>
                <text:p text:style-name="P36"><text:span text:style-name="T35">Domain</text:span></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row>
            <table:table-row table:style-name="ro3" table:default-cell-style-name="ce1">
              <table:table-cell>
                <text:p text:style-name="P36"><text:span text:style-name="T35">barman-11</text:span></text:p>
              </table:table-cell>
              <table:table-cell>
                <text:p text:style-name="P36">0.60</text:p>
              </table:table-cell>
              <table:table-cell>
                <text:p text:style-name="P36">0.06</text:p>
              </table:table-cell>
              <table:table-cell>
                <text:p text:style-name="P36">0.45</text:p>
              </table:table-cell>
              <table:table-cell>
                <text:p text:style-name="P36">0.32</text:p>
              </table:table-cell>
              <table:table-cell>
                <text:p text:style-name="P36">0.20</text:p>
              </table:table-cell>
              <table:table-cell>
                <text:p text:style-name="P36">3.21</text:p>
              </table:table-cell>
              <table:table-cell>
                <text:p text:style-name="P36">0.07</text:p>
              </table:table-cell>
              <table:table-cell>
                <text:p text:style-name="P36"><text:span text:style-name="T35">32.57</text:span></text:p>
              </table:table-cell>
              <table:table-cell>
                <text:p text:style-name="P36">0.04</text:p>
              </table:table-cell>
              <table:table-cell>
                <text:p text:style-name="P36">214.59</text:p>
              </table:table-cell>
              <table:table-cell>
                <text:p text:style-name="P36">8835990</text:p>
              </table:table-cell>
              <table:table-cell>
                <text:p text:style-name="P36">6016.38</text:p>
              </table:table-cell>
            </table:table-row>
            <table:table-row table:style-name="ro3" table:default-cell-style-name="ce1">
              <table:table-cell>
                <text:p text:style-name="P36"><text:span text:style-name="T35">blocks</text:span></text:p>
              </table:table-cell>
              <table:table-cell>
                <text:p text:style-name="P36">0.42</text:p>
              </table:table-cell>
              <table:table-cell>
                <text:p text:style-name="P36">0.02</text:p>
              </table:table-cell>
              <table:table-cell>
                <text:p text:style-name="P36">0.17</text:p>
              </table:table-cell>
              <table:table-cell>
                <text:p text:style-name="P36">0.10</text:p>
              </table:table-cell>
              <table:table-cell>
                <text:p text:style-name="P36">0.06</text:p>
              </table:table-cell>
              <table:table-cell>
                <text:p text:style-name="P36">1.06</text:p>
              </table:table-cell>
              <table:table-cell>
                <text:p text:style-name="P36">0.03</text:p>
              </table:table-cell>
              <table:table-cell>
                <text:p text:style-name="P36">10.86</text:p>
              </table:table-cell>
              <table:table-cell>
                <text:p text:style-name="P36">0.01</text:p>
              </table:table-cell>
              <table:table-cell>
                <text:p text:style-name="P36">65.97</text:p>
              </table:table-cell>
              <table:table-cell>
                <text:p text:style-name="P36">28510300.00</text:p>
              </table:table-cell>
              <table:table-cell>
                <text:p text:style-name="P36">3030.97</text:p>
              </table:table-cell>
            </table:table-row>
            <table:table-row table:style-name="ro3" table:default-cell-style-name="ce1">
              <table:table-cell>
                <text:p text:style-name="P36"><text:span text:style-name="T35">elevators-08</text:span></text:p>
              </table:table-cell>
              <table:table-cell>
                <text:p text:style-name="P36">0.67</text:p>
              </table:table-cell>
              <table:table-cell>
                <text:p text:style-name="P36">1.61</text:p>
              </table:table-cell>
              <table:table-cell>
                <text:p text:style-name="P36">0.48</text:p>
              </table:table-cell>
              <table:table-cell>
                <text:p text:style-name="P36">11.13</text:p>
              </table:table-cell>
              <table:table-cell>
                <text:p text:style-name="P36">0.21</text:p>
              </table:table-cell>
              <table:table-cell>
                <text:p text:style-name="P36">110.38</text:p>
              </table:table-cell>
              <table:table-cell>
                <text:p text:style-name="P36">0.13</text:p>
              </table:table-cell>
              <table:table-cell>
                <text:p text:style-name="P36">1140.05</text:p>
              </table:table-cell>
              <table:table-cell>
                <text:p text:style-name="P36">0.48</text:p>
              </table:table-cell>
              <table:table-cell>
                <text:p text:style-name="P36">3012.95</text:p>
              </table:table-cell>
              <table:table-cell>
                <text:p text:style-name="P36">923397.00</text:p>
              </table:table-cell>
              <table:table-cell>
                <text:p text:style-name="P36">4795.09</text:p>
              </table:table-cell>
            </table:table-row>
            <table:table-row table:style-name="ro3" table:default-cell-style-name="ce1">
              <table:table-cell>
                <text:p text:style-name="P36"><text:span text:style-name="T35">elevators-11</text:span></text:p>
              </table:table-cell>
              <table:table-cell>
                <text:p text:style-name="P36">0.84</text:p>
              </table:table-cell>
              <table:table-cell>
                <text:p text:style-name="P36">1.40</text:p>
              </table:table-cell>
              <table:table-cell>
                <text:p text:style-name="P36">0.42</text:p>
              </table:table-cell>
              <table:table-cell>
                <text:p text:style-name="P36">9.85</text:p>
              </table:table-cell>
              <table:table-cell>
                <text:p text:style-name="P36">0.23</text:p>
              </table:table-cell>
              <table:table-cell>
                <text:p text:style-name="P36">96.37</text:p>
              </table:table-cell>
              <table:table-cell>
                <text:p text:style-name="P36">0.13</text:p>
              </table:table-cell>
              <table:table-cell>
                <text:p text:style-name="P36">994.33</text:p>
              </table:table-cell>
              <table:table-cell>
                <text:p text:style-name="P36">0.14</text:p>
              </table:table-cell>
              <table:table-cell>
                <text:p text:style-name="P36">4223.73</text:p>
              </table:table-cell>
              <table:table-cell>
                <text:p text:style-name="P36">966309.00</text:p>
              </table:table-cell>
              <table:table-cell>
                <text:p text:style-name="P36">4759.72</text:p>
              </table:table-cell>
            </table:table-row>
            <table:table-row table:style-name="ro3" table:default-cell-style-name="ce1">
              <table:table-cell>
                <text:p text:style-name="P36"><text:span text:style-name="T35">floortile-11</text:span></text:p>
              </table:table-cell>
              <table:table-cell>
                <text:p text:style-name="P36">2.02</text:p>
              </table:table-cell>
              <table:table-cell>
                <text:p text:style-name="P36">0.01</text:p>
              </table:table-cell>
              <table:table-cell>
                <text:p text:style-name="P36">0.62</text:p>
              </table:table-cell>
              <table:table-cell>
                <text:p text:style-name="P36">0.07</text:p>
              </table:table-cell>
              <table:table-cell>
                <text:p text:style-name="P36">0.40</text:p>
              </table:table-cell>
              <table:table-cell>
                <text:p text:style-name="P36">0.69</text:p>
              </table:table-cell>
              <table:table-cell>
                <text:p text:style-name="P36">0.14</text:p>
              </table:table-cell>
              <table:table-cell>
                <text:p text:style-name="P36">6.93</text:p>
              </table:table-cell>
              <table:table-cell>
                <text:p text:style-name="P36">0.11</text:p>
              </table:table-cell>
              <table:table-cell>
                <text:p text:style-name="P36">36.60</text:p>
              </table:table-cell>
              <table:table-cell>
                <text:p text:style-name="P36">30522300.00</text:p>
              </table:table-cell>
              <table:table-cell>
                <text:p text:style-name="P36">3919.72</text:p>
              </table:table-cell>
            </table:table-row>
            <table:table-row table:style-name="ro3" table:default-cell-style-name="ce1">
              <table:table-cell>
                <text:p text:style-name="P36"><text:span text:style-name="T35">nomystery-11</text:span></text:p>
              </table:table-cell>
              <table:table-cell>
                <text:p text:style-name="P36">0.53</text:p>
              </table:table-cell>
              <table:table-cell>
                <text:p text:style-name="P36">0.07</text:p>
              </table:table-cell>
              <table:table-cell>
                <text:p text:style-name="P36">0.26</text:p>
              </table:table-cell>
              <table:table-cell>
                <text:p text:style-name="P36">0.38</text:p>
              </table:table-cell>
              <table:table-cell>
                <text:p text:style-name="P36">0.07</text:p>
              </table:table-cell>
              <table:table-cell>
                <text:p text:style-name="P36">3.63</text:p>
              </table:table-cell>
              <table:table-cell>
                <text:p text:style-name="P36">0.03</text:p>
              </table:table-cell>
              <table:table-cell>
                <text:p text:style-name="P36">36.35</text:p>
              </table:table-cell>
              <table:table-cell>
                <text:p text:style-name="P36">0.01</text:p>
              </table:table-cell>
              <table:table-cell>
                <text:p text:style-name="P36">181.03</text:p>
              </table:table-cell>
              <table:table-cell>
                <text:p text:style-name="P36">6565740.00</text:p>
              </table:table-cell>
              <table:table-cell>
                <text:p text:style-name="P36">3256.86</text:p>
              </table:table-cell>
            </table:table-row>
            <table:table-row table:style-name="ro4" table:default-cell-style-name="ce1">
              <table:table-cell>
                <text:p text:style-name="P36"><text:span text:style-name="T35">openstack-08</text:span></text:p>
              </table:table-cell>
              <table:table-cell>
                <text:p text:style-name="P36">0.58</text:p>
              </table:table-cell>
              <table:table-cell>
                <text:p text:style-name="P36">82.20</text:p>
              </table:table-cell>
              <table:table-cell>
                <text:p text:style-name="P36">0.04</text:p>
              </table:table-cell>
              <table:table-cell>
                <text:p text:style-name="P36">800.37</text:p>
              </table:table-cell>
              <table:table-cell>
                <text:p text:style-name="P36">0.10</text:p>
              </table:table-cell>
              <table:table-cell>
                <text:p text:style-name="P36">1260.88</text:p>
              </table:table-cell>
              <table:table-cell>
                <text:p text:style-name="P36">0.10</text:p>
              </table:table-cell>
              <table:table-cell>
                <text:p text:style-name="P36">12368.90</text:p>
              </table:table-cell>
              <table:table-cell>
                <text:p text:style-name="P36">0.22</text:p>
              </table:table-cell>
              <table:table-cell>
                <text:p text:style-name="P36">9594.93</text:p>
              </table:table-cell>
              <table:table-cell>
                <text:p text:style-name="P36">73087.30</text:p>
              </table:table-cell>
              <table:table-cell>
                <text:p text:style-name="P36">2669.55</text:p>
              </table:table-cell>
            </table:table-row>
            <table:table-row table:style-name="ro4" table:default-cell-style-name="ce1">
              <table:table-cell>
                <text:p text:style-name="P36">openstack-11</text:p>
              </table:table-cell>
              <table:table-cell>
                <text:p text:style-name="P36">0.03</text:p>
              </table:table-cell>
              <table:table-cell>
                <text:p text:style-name="P36">94.79</text:p>
              </table:table-cell>
              <table:table-cell>
                <text:p text:style-name="P36">0.03</text:p>
              </table:table-cell>
              <table:table-cell>
                <text:p text:style-name="P36">774.86</text:p>
              </table:table-cell>
              <table:table-cell>
                <text:p text:style-name="P36">0.10</text:p>
              </table:table-cell>
              <table:table-cell>
                <text:p text:style-name="P36">991.57</text:p>
              </table:table-cell>
              <table:table-cell>
                <text:p text:style-name="P36">0.10</text:p>
              </table:table-cell>
              <table:table-cell>
                <text:p text:style-name="P36">10148.40</text:p>
              </table:table-cell>
              <table:table-cell>
                <text:p text:style-name="P36">0.24</text:p>
              </table:table-cell>
              <table:table-cell>
                <text:p text:style-name="P36">8779.80</text:p>
              </table:table-cell>
              <table:table-cell>
                <text:p text:style-name="P36">62942.00</text:p>
              </table:table-cell>
              <table:table-cell>
                <text:p text:style-name="P36">3156.36</text:p>
              </table:table-cell>
            </table:table-row>
            <table:table-row table:style-name="ro3" table:default-cell-style-name="ce1">
              <table:table-cell>
                <text:p text:style-name="P36">parcprinter-11</text:p>
              </table:table-cell>
              <table:table-cell>
                <text:p text:style-name="P36">0.00</text:p>
              </table:table-cell>
              <table:table-cell>
                <text:p text:style-name="P36">0.01</text:p>
              </table:table-cell>
              <table:table-cell>
                <text:p text:style-name="P36">0.00</text:p>
              </table:table-cell>
              <table:table-cell>
                <text:p text:style-name="P36">0.04</text:p>
              </table:table-cell>
              <table:table-cell>
                <text:p text:style-name="P36">0.00</text:p>
              </table:table-cell>
              <table:table-cell>
                <text:p text:style-name="P36">0.35</text:p>
              </table:table-cell>
              <table:table-cell>
                <text:p text:style-name="P36">0.00</text:p>
              </table:table-cell>
              <table:table-cell>
                <text:p text:style-name="P36">3.48</text:p>
              </table:table-cell>
              <table:table-cell>
                <text:p text:style-name="P36">0.00</text:p>
              </table:table-cell>
              <table:table-cell>
                <text:p text:style-name="P36">17.29</text:p>
              </table:table-cell>
              <table:table-cell>
                <text:p text:style-name="P36">1.00</text:p>
              </table:table-cell>
              <table:table-cell>
                <text:p text:style-name="P36">0.00</text:p>
              </table:table-cell>
            </table:table-row>
            <table:table-row table:style-name="ro3" table:default-cell-style-name="ce1">
              <table:table-cell>
                <text:p text:style-name="P36">parking-11</text:p>
              </table:table-cell>
              <table:table-cell>
                <text:p text:style-name="P36">0.17</text:p>
              </table:table-cell>
              <table:table-cell>
                <text:p text:style-name="P36">1.79</text:p>
              </table:table-cell>
              <table:table-cell>
                <text:p text:style-name="P36">0.04</text:p>
              </table:table-cell>
              <table:table-cell>
                <text:p text:style-name="P36">11.36</text:p>
              </table:table-cell>
              <table:table-cell>
                <text:p text:style-name="P36">0.01</text:p>
              </table:table-cell>
              <table:table-cell>
                <text:p text:style-name="P36">114.28</text:p>
              </table:table-cell>
              <table:table-cell>
                <text:p text:style-name="P36">0.00</text:p>
              </table:table-cell>
              <table:table-cell>
                <text:p text:style-name="P36">1196.83</text:p>
              </table:table-cell>
              <table:table-cell>
                <text:p text:style-name="P36">0.00</text:p>
              </table:table-cell>
              <table:table-cell>
                <text:p text:style-name="P36">5835.03</text:p>
              </table:table-cell>
              <table:table-cell>
                <text:p text:style-name="P36">374925.00</text:p>
              </table:table-cell>
              <table:table-cell>
                <text:p text:style-name="P36">5607.50</text:p>
              </table:table-cell>
            </table:table-row>
            <table:table-row table:style-name="ro3" table:default-cell-style-name="ce1">
              <table:table-cell>
                <text:p text:style-name="P36">pegsol-11</text:p>
              </table:table-cell>
              <table:table-cell>
                <text:p text:style-name="P36">0.17</text:p>
              </table:table-cell>
              <table:table-cell>
                <text:p text:style-name="P36">0.01</text:p>
              </table:table-cell>
              <table:table-cell>
                <text:p text:style-name="P36">0.04</text:p>
              </table:table-cell>
              <table:table-cell>
                <text:p text:style-name="P36">0.04</text:p>
              </table:table-cell>
              <table:table-cell>
                <text:p text:style-name="P36">0.02</text:p>
              </table:table-cell>
              <table:table-cell>
                <text:p text:style-name="P36">0.37</text:p>
              </table:table-cell>
              <table:table-cell>
                <text:p text:style-name="P36">0.01</text:p>
              </table:table-cell>
              <table:table-cell>
                <text:p text:style-name="P36">3.69</text:p>
              </table:table-cell>
              <table:table-cell>
                <text:p text:style-name="P36">0.00</text:p>
              </table:table-cell>
              <table:table-cell>
                <text:p text:style-name="P36">17.88</text:p>
              </table:table-cell>
              <table:table-cell>
                <text:p text:style-name="P36">68763.70</text:p>
              </table:table-cell>
              <table:table-cell>
                <text:p text:style-name="P36">5.00</text:p>
              </table:table-cell>
            </table:table-row>
            <table:table-row table:style-name="ro4" table:default-cell-style-name="ce1">
              <table:table-cell>
                <text:p text:style-name="P36">scanalyzer-11</text:p>
              </table:table-cell>
              <table:table-cell>
                <text:p text:style-name="P36">0.43</text:p>
              </table:table-cell>
              <table:table-cell>
                <text:p text:style-name="P36"><text:span text:style-name="T35">3.13</text:span></text:p>
              </table:table-cell>
              <table:table-cell>
                <text:p text:style-name="P36">0.25</text:p>
              </table:table-cell>
              <table:table-cell>
                <text:p text:style-name="P36">28.79</text:p>
              </table:table-cell>
              <table:table-cell>
                <text:p text:style-name="P36">18.63</text:p>
              </table:table-cell>
              <table:table-cell>
                <text:p text:style-name="P36">273.74</text:p>
              </table:table-cell>
              <table:table-cell>
                <text:p text:style-name="P36">0.02</text:p>
              </table:table-cell>
              <table:table-cell>
                <text:p text:style-name="P36">3033.06</text:p>
              </table:table-cell>
              <table:table-cell>
                <text:p text:style-name="P36">0.04</text:p>
              </table:table-cell>
              <table:table-cell>
                <text:p text:style-name="P36">10021.00</text:p>
              </table:table-cell>
              <table:table-cell>
                <text:p text:style-name="P36">8257850.00</text:p>
              </table:table-cell>
              <table:table-cell>
                <text:p text:style-name="P36">4808.75</text:p>
              </table:table-cell>
            </table:table-row>
            <table:table-row table:style-name="ro5" table:default-cell-style-name="ce1">
              <table:table-cell>
                <text:p text:style-name="P36">sokoban-08</text:p>
              </table:table-cell>
              <table:table-cell>
                <text:p text:style-name="P36">0.35</text:p>
              </table:table-cell>
              <table:table-cell>
                <text:p text:style-name="P36">0.27</text:p>
              </table:table-cell>
              <table:table-cell>
                <text:p text:style-name="P36">0.22</text:p>
              </table:table-cell>
              <table:table-cell>
                <text:p text:style-name="P36">1.95</text:p>
              </table:table-cell>
              <table:table-cell>
                <text:p text:style-name="P36">0.09</text:p>
              </table:table-cell>
              <table:table-cell>
                <text:p text:style-name="P36">20.24</text:p>
              </table:table-cell>
              <table:table-cell>
                <text:p text:style-name="P36">0.05</text:p>
              </table:table-cell>
              <table:table-cell>
                <text:p text:style-name="P36">214.01</text:p>
              </table:table-cell>
              <table:table-cell>
                <text:p text:style-name="P36">0.03</text:p>
              </table:table-cell>
              <table:table-cell>
                <text:p text:style-name="P36">965.40</text:p>
              </table:table-cell>
              <table:table-cell>
                <text:p text:style-name="P36">2657890.00</text:p>
              </table:table-cell>
              <table:table-cell>
                <text:p text:style-name="P36">3385.95</text:p>
              </table:table-cell>
            </table:table-row>
            <table:table-row table:style-name="ro5" table:default-cell-style-name="ce1">
              <table:table-cell>
                <text:p text:style-name="P36">sokoban-11</text:p>
              </table:table-cell>
              <table:table-cell>
                <text:p text:style-name="P36">0.41</text:p>
              </table:table-cell>
              <table:table-cell>
                <text:p text:style-name="P36">0.31</text:p>
              </table:table-cell>
              <table:table-cell>
                <text:p text:style-name="P36">0.26</text:p>
              </table:table-cell>
              <table:table-cell>
                <text:p text:style-name="P36">2.00</text:p>
              </table:table-cell>
              <table:table-cell>
                <text:p text:style-name="P36">0.11</text:p>
              </table:table-cell>
              <table:table-cell>
                <text:p text:style-name="P36">21.42</text:p>
              </table:table-cell>
              <table:table-cell>
                <text:p text:style-name="P36">0.05</text:p>
              </table:table-cell>
              <table:table-cell>
                <text:p text:style-name="P36">222.47</text:p>
              </table:table-cell>
              <table:table-cell>
                <text:p text:style-name="P36">0.04</text:p>
              </table:table-cell>
              <table:table-cell>
                <text:p text:style-name="P36">1056.61</text:p>
              </table:table-cell>
              <table:table-cell>
                <text:p text:style-name="P36">3118530.00</text:p>
              </table:table-cell>
              <table:table-cell>
                <text:p text:style-name="P36">3932.69</text:p>
              </table:table-cell>
            </table:table-row>
            <table:table-row table:style-name="ro5" table:default-cell-style-name="ce1">
              <table:table-cell>
                <text:p text:style-name="P36">tidybot-11</text:p>
              </table:table-cell>
              <table:table-cell>
                <text:p text:style-name="P36">300.86</text:p>
              </table:table-cell>
              <table:table-cell>
                <text:p text:style-name="P36">4.40</text:p>
              </table:table-cell>
              <table:table-cell>
                <text:p text:style-name="P36">1072.40</text:p>
              </table:table-cell>
              <table:table-cell>
                <text:p text:style-name="P36">26.48</text:p>
              </table:table-cell>
              <table:table-cell>
                <text:p text:style-name="P36">5.88</text:p>
              </table:table-cell>
              <table:table-cell>
                <text:p text:style-name="P36">238.76</text:p>
              </table:table-cell>
              <table:table-cell>
                <text:p text:style-name="P36">0.01</text:p>
              </table:table-cell>
              <table:table-cell>
                <text:p text:style-name="P36">2747.10</text:p>
              </table:table-cell>
              <table:table-cell>
                <text:p text:style-name="P36">0.04</text:p>
              </table:table-cell>
              <table:table-cell>
                <text:p text:style-name="P36">11572.90</text:p>
              </table:table-cell>
              <table:table-cell>
                <text:p text:style-name="P36">431336.00</text:p>
              </table:table-cell>
              <table:table-cell>
                <text:p text:style-name="P36">5465.62</text:p>
              </table:table-cell>
            </table:table-row>
            <table:table-row table:style-name="ro5" table:default-cell-style-name="ce1">
              <table:table-cell>
                <text:p text:style-name="P36">transport-08</text:p>
              </table:table-cell>
              <table:table-cell>
                <text:p text:style-name="P36">0.55</text:p>
              </table:table-cell>
              <table:table-cell>
                <text:p text:style-name="P36">0.33</text:p>
              </table:table-cell>
              <table:table-cell>
                <text:p text:style-name="P36">0.36</text:p>
              </table:table-cell>
              <table:table-cell>
                <text:p text:style-name="P36">2.57</text:p>
              </table:table-cell>
              <table:table-cell>
                <text:p text:style-name="P36">0.27</text:p>
              </table:table-cell>
              <table:table-cell>
                <text:p text:style-name="P36">23.11</text:p>
              </table:table-cell>
              <table:table-cell>
                <text:p text:style-name="P36">0.13</text:p>
              </table:table-cell>
              <table:table-cell>
                <text:p text:style-name="P36">236.72</text:p>
              </table:table-cell>
              <table:table-cell>
                <text:p text:style-name="P36">0.10</text:p>
              </table:table-cell>
              <table:table-cell>
                <text:p text:style-name="P36">1363.04</text:p>
              </table:table-cell>
              <table:table-cell>
                <text:p text:style-name="P36">1462640.00</text:p>
              </table:table-cell>
              <table:table-cell>
                <text:p text:style-name="P36">957.41</text:p>
              </table:table-cell>
            </table:table-row>
          </table:table>
          <draw:image xlink:href="Pictures/TablePreview1.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44" presentation:class="page"/>
          <draw:custom-shape draw:style-name="gr252"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5"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row table:style-name="ro6" table:default-cell-style-name="ce2">
              <table:table-cell>
                <text:p>Instance</text:p>
              </table:table-cell>
              <table:table-cell>
                <text:p>J(ζ)</text:p>
              </table:table-cell>
              <table:table-cell>
                <text:p>J(ζ')</text:p>
              </table:table-cell>
              <table:table-cell>
                <text:p>|ζ|</text:p>
              </table:table-cell>
              <table:table-cell>
                <text:p>|ζ'|</text:p>
              </table:table-cell>
            </table:table-row>
            <table:table-row table:style-name="ro6" table:default-cell-style-name="ce2">
              <table:table-cell>
                <text:p>barman-1</text:p>
              </table:table-cell>
              <table:table-cell>
                <text:p>7,672,931</text:p>
              </table:table-cell>
              <table:table-cell>
                <text:p>7,673,451</text:p>
              </table:table-cell>
              <table:table-cell>
                <text:p>348</text:p>
              </table:table-cell>
              <table:table-cell>
                <text:p>38</text:p>
              </table:table-cell>
            </table:table-row>
            <table:table-row table:style-name="ro6" table:default-cell-style-name="ce2">
              <table:table-cell>
                <text:p>barman-2</text:p>
              </table:table-cell>
              <table:table-cell>
                <text:p>6,998,364</text:p>
              </table:table-cell>
              <table:table-cell>
                <text:p>6,998,395</text:p>
              </table:table-cell>
              <table:table-cell>
                <text:p>365</text:p>
              </table:table-cell>
              <table:table-cell>
                <text:p>34</text:p>
              </table:table-cell>
            </table:table-row>
            <table:table-row table:style-name="ro6" table:default-cell-style-name="ce2">
              <table:table-cell>
                <text:p>barman-3</text:p>
              </table:table-cell>
              <table:table-cell>
                <text:p>6,972,471</text:p>
              </table:table-cell>
              <table:table-cell>
                <text:p>6,972,849</text:p>
              </table:table-cell>
              <table:table-cell>
                <text:p>365</text:p>
              </table:table-cell>
              <table:table-cell>
                <text:p>39</text:p>
              </table:table-cell>
            </table:table-row>
            <table:table-row table:style-name="ro6" table:default-cell-style-name="ce2">
              <table:table-cell>
                <text:p>barman-4</text:p>
              </table:table-cell>
              <table:table-cell>
                <text:p>6,911,404</text:p>
              </table:table-cell>
              <table:table-cell>
                <text:p>6,911,496</text:p>
              </table:table-cell>
              <table:table-cell>
                <text:p>351</text:p>
              </table:table-cell>
              <table:table-cell>
                <text:p>30</text:p>
              </table:table-cell>
            </table:table-row>
            <table:table-row table:style-name="ro6" table:default-cell-style-name="ce2">
              <table:table-cell>
                <text:p>elevators-15</text:p>
              </table:table-cell>
              <table:table-cell>
                <text:p>1,709,038</text:p>
              </table:table-cell>
              <table:table-cell>
                <text:p>1,740,998</text:p>
              </table:table-cell>
              <table:table-cell>
                <text:p>46</text:p>
              </table:table-cell>
              <table:table-cell>
                <text:p>20</text:p>
              </table:table-cell>
            </table:table-row>
            <table:table-row table:style-name="ro6" table:default-cell-style-name="ce2">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6" table:default-cell-style-name="ce2">
              <table:table-cell>
                <text:p>openstacks-10</text:p>
              </table:table-cell>
              <table:table-cell>
                <text:p>449,132</text:p>
              </table:table-cell>
              <table:table-cell>
                <text:p>449,132</text:p>
              </table:table-cell>
              <table:table-cell>
                <text:p>106</text:p>
              </table:table-cell>
              <table:table-cell>
                <text:p>1</text:p>
              </table:table-cell>
            </table:table-row>
            <table:table-row table:style-name="ro6" table:default-cell-style-name="ce2">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6" table:default-cell-style-name="ce2">
              <table:table-cell>
                <text:p>openstacks-14</text:p>
              </table:table-cell>
              <table:table-cell>
                <text:p>48,877</text:p>
              </table:table-cell>
              <table:table-cell>
                <text:p>48,877</text:p>
              </table:table-cell>
              <table:table-cell>
                <text:p>111</text:p>
              </table:table-cell>
              <table:table-cell>
                <text:p>1</text:p>
              </table:table-cell>
            </table:table-row>
            <table:table-row table:style-name="ro6" table:default-cell-style-name="ce2">
              <table:table-cell>
                <text:p>openstacks-6</text:p>
              </table:table-cell>
              <table:table-cell>
                <text:p>387,675</text:p>
              </table:table-cell>
              <table:table-cell>
                <text:p>387,675</text:p>
              </table:table-cell>
              <table:table-cell>
                <text:p>76</text:p>
              </table:table-cell>
              <table:table-cell>
                <text:p>1</text:p>
              </table:table-cell>
            </table:table-row>
            <table:table-row table:style-name="ro6" table:default-cell-style-name="ce2">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0"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row table:style-name="ro6" table:default-cell-style-name="ce2">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6" table:default-cell-style-name="ce2">
              <table:table-cell>
                <text:p>openstacks-8</text:p>
              </table:table-cell>
              <table:table-cell>
                <text:p>1,557,369</text:p>
              </table:table-cell>
              <table:table-cell>
                <text:p>1,557,369</text:p>
              </table:table-cell>
              <table:table-cell>
                <text:p>122</text:p>
              </table:table-cell>
              <table:table-cell>
                <text:p>1</text:p>
              </table:table-cell>
            </table:table-row>
            <table:table-row table:style-name="ro6" table:default-cell-style-name="ce2">
              <table:table-cell>
                <text:p>openstacks-9</text:p>
              </table:table-cell>
              <table:table-cell>
                <text:p>592,006</text:p>
              </table:table-cell>
              <table:table-cell>
                <text:p>592,006</text:p>
              </table:table-cell>
              <table:table-cell>
                <text:p>124</text:p>
              </table:table-cell>
              <table:table-cell>
                <text:p>1</text:p>
              </table:table-cell>
            </table:table-row>
            <table:table-row table:style-name="ro6" table:default-cell-style-name="ce2">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6" table:default-cell-style-name="ce2">
              <table:table-cell>
                <text:p>parking-1</text:p>
              </table:table-cell>
              <table:table-cell>
                <text:p>20,471,388</text:p>
              </table:table-cell>
              <table:table-cell>
                <text:p>20,471,388</text:p>
              </table:table-cell>
              <table:table-cell>
                <text:p>21</text:p>
              </table:table-cell>
              <table:table-cell>
                <text:p>17</text:p>
              </table:table-cell>
            </table:table-row>
            <table:table-row table:style-name="ro6" table:default-cell-style-name="ce2">
              <table:table-cell>
                <text:p>pegsol-18</text:p>
              </table:table-cell>
              <table:table-cell>
                <text:p>3,370,115</text:p>
              </table:table-cell>
              <table:table-cell>
                <text:p>3,370,115</text:p>
              </table:table-cell>
              <table:table-cell>
                <text:p>46</text:p>
              </table:table-cell>
              <table:table-cell>
                <text:p>45</text:p>
              </table:table-cell>
            </table:table-row>
            <table:table-row table:style-name="ro6" table:default-cell-style-name="ce2">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6" table:default-cell-style-name="ce2">
              <table:table-cell>
                <text:p>sokoban-18</text:p>
              </table:table-cell>
              <table:table-cell>
                <text:p>192,021</text:p>
              </table:table-cell>
              <table:table-cell>
                <text:p>192,529</text:p>
              </table:table-cell>
              <table:table-cell>
                <text:p>26</text:p>
              </table:table-cell>
              <table:table-cell>
                <text:p>14</text:p>
              </table:table-cell>
            </table:table-row>
            <table:table-row table:style-name="ro6" table:default-cell-style-name="ce2">
              <table:table-cell>
                <text:p>tidybot-13</text:p>
              </table:table-cell>
              <table:table-cell>
                <text:p>2,481,025</text:p>
              </table:table-cell>
              <table:table-cell>
                <text:p>9,579,254</text:p>
              </table:table-cell>
              <table:table-cell>
                <text:p>120</text:p>
              </table:table-cell>
              <table:table-cell>
                <text:p>1</text:p>
              </table:table-cell>
            </table:table-row>
            <table:table-row table:style-name="ro6" table:default-cell-style-name="ce2">
              <table:table-cell>
                <text:p>tidybot-14</text:p>
              </table:table-cell>
              <table:table-cell>
                <text:p>586,115</text:p>
              </table:table-cell>
              <table:table-cell>
                <text:p>588,842</text:p>
              </table:table-cell>
              <table:table-cell>
                <text:p>143</text:p>
              </table:table-cell>
              <table:table-cell>
                <text:p>2</text:p>
              </table:table-cell>
            </table:table-row>
            <table:table-row table:style-name="ro6" table:default-cell-style-name="ce2">
              <table:table-cell>
                <text:p>tidybot-5</text:p>
              </table:table-cell>
              <table:table-cell>
                <text:p>1,646,746</text:p>
              </table:table-cell>
              <table:table-cell>
                <text:p>1,648,062</text:p>
              </table:table-cell>
              <table:table-cell>
                <text:p>129</text:p>
              </table:table-cell>
              <table:table-cell>
                <text:p>1</text:p>
              </table:table-cell>
            </table:table-row>
            <table:table-row table:style-name="ro6" table:default-cell-style-name="ce2">
              <table:table-cell>
                <text:p>tidybot-8</text:p>
              </table:table-cell>
              <table:table-cell>
                <text:p>1,631,155</text:p>
              </table:table-cell>
              <table:table-cell>
                <text:p>1,636,622</text:p>
              </table:table-cell>
              <table:table-cell>
                <text:p>125</text:p>
              </table:table-cell>
              <table:table-cell>
                <text:p>1</text:p>
              </table:table-cell>
            </table:table-row>
            <table:table-row table:style-name="ro6" table:default-cell-style-name="ce2">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6" table:default-cell-style-name="ce2">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5"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row table:style-name="ro6" table:default-cell-style-name="ce2">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6" table:default-cell-style-name="ce2">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6" table:default-cell-style-name="ce2">
              <table:table-cell>
                <text:p>transport-8</text:p>
              </table:table-cell>
              <table:table-cell>
                <text:p>1,220,871</text:p>
              </table:table-cell>
              <table:table-cell>
                <text:p>1,241,736</text:p>
              </table:table-cell>
              <table:table-cell>
                <text:p>46</text:p>
              </table:table-cell>
              <table:table-cell>
                <text:p>6</text:p>
              </table:table-cell>
            </table:table-row>
            <table:table-row table:style-name="ro6" table:default-cell-style-name="ce2">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6" table:default-cell-style-name="ce2">
              <table:table-cell>
                <text:p>visitall-17</text:p>
              </table:table-cell>
              <table:table-cell>
                <text:p>1,939,859</text:p>
              </table:table-cell>
              <table:table-cell>
                <text:p>2,179,377</text:p>
              </table:table-cell>
              <table:table-cell>
                <text:p>104</text:p>
              </table:table-cell>
              <table:table-cell>
                <text:p>24</text:p>
              </table:table-cell>
            </table:table-row>
            <table:table-row table:style-name="ro6" table:default-cell-style-name="ce2">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6" table:default-cell-style-name="ce2">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6" table:default-cell-style-name="ce2">
              <table:table-cell>
                <text:p>woodworking-6</text:p>
              </table:table-cell>
              <table:table-cell>
                <text:p>47,030</text:p>
              </table:table-cell>
              <table:table-cell>
                <text:p>195,684</text:p>
              </table:table-cell>
              <table:table-cell>
                <text:p>389</text:p>
              </table:table-cell>
              <table:table-cell>
                <text:p>3</text:p>
              </table:table-cell>
            </table:table-row>
            <table:table-row table:style-name="ro6" table:default-cell-style-name="ce2">
              <table:table-cell>
                <text:p>woodworking-7</text:p>
              </table:table-cell>
              <table:table-cell>
                <text:p>42,480</text:p>
              </table:table-cell>
              <table:table-cell>
                <text:p>231,019</text:p>
              </table:table-cell>
              <table:table-cell>
                <text:p>110</text:p>
              </table:table-cell>
              <table:table-cell>
                <text:p>3</text:p>
              </table:table-cell>
            </table:table-row>
            <table:table-row table:style-name="ro6" table:default-cell-style-name="ce2">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custom-shape draw:style-name="gr26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0"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row table:style-name="ro6" table:default-cell-style-name="ce2">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6" table:default-cell-style-name="ce2">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6" table:default-cell-style-name="ce2">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6" table:default-cell-style-name="ce2">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6" table:default-cell-style-name="ce2">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6" table:default-cell-style-name="ce2">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6" table:default-cell-style-name="ce2">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6" table:default-cell-style-name="ce2">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6" table:default-cell-style-name="ce2">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6" table:default-cell-style-name="ce2">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6" table:default-cell-style-name="ce2">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6" table:default-cell-style-name="ce2">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5.svm" xlink:type="simple" xlink:show="embed" xlink:actuate="onLoad"/>
        </draw:fram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custom-shape draw:style-name="gr27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5"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7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80"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4"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5"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89"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90"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9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1T20:06:16.359611528</dc:date>
    <meta:editing-cycles>852</meta:editing-cycles>
    <meta:editing-duration>P5DT14H43M20S</meta:editing-duration>
    <meta:generator>LibreOffice/4.3.7.2$Linux_X86_64 LibreOffice_project/430m0$Build-2</meta:generator>
    <meta:document-statistic meta:object-count="820"/>
  </office:meta>
</office:document-meta>
</file>